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2cm" draw:fill-color="#ffffff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2.71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12pt" fo:font-style="italic"/>
    </style:style>
    <style:style style:name="T1" style:family="text">
      <style:text-properties fo:font-family="'Times New Roman'" style:font-family-generic="roman" style:font-pitch="variable"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75cm" svg:y1="4.5cm" svg:x2="3.25cm" svg:y2="4.5cm">
            <text:p text:style-name="P2"/>
          </draw:line>
          <draw:custom-shape draw:style-name="gr2" draw:text-style-name="P1" draw:layer="layout" svg:width="1cm" svg:height="1cm" svg:x="3.25cm" svg:y="4cm">
            <text:p text:style-name="P2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frame draw:style-name="gr3" draw:layer="layout" svg:width="0.862cm" svg:height="0.542cm" svg:x="1.75cm" svg:y="3.7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1" draw:text-style-name="P1" draw:layer="layout" svg:x1="4.25cm" svg:y1="4.5cm" svg:x2="5.75cm" svg:y2="4.5cm">
            <text:p text:style-name="P2"/>
          </draw:line>
          <draw:line draw:style-name="gr4" draw:text-style-name="P1" draw:layer="layout" svg:x1="3.75cm" svg:y1="8.5cm" svg:x2="3.75cm" svg:y2="5cm">
            <text:p text:style-name="P2"/>
          </draw:line>
          <draw:frame draw:style-name="gr3" draw:layer="layout" svg:width="0.625cm" svg:height="0.567cm" svg:x="4.25cm" svg:y="3.7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rect draw:style-name="gr5" draw:text-style-name="P1" draw:layer="layout" svg:width="1cm" svg:height="1.5cm" svg:x="5.75cm" svg:y="3.75cm">
            <text:p text:style-name="P2"/>
          </draw:rect>
          <draw:frame draw:style-name="gr3" draw:layer="layout" svg:width="0.4cm" svg:height="0.482cm" svg:x="6cm" svg:y="4.2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1" draw:text-style-name="P1" draw:layer="layout" svg:x1="6.75cm" svg:y1="4.5cm" svg:x2="8.75cm" svg:y2="4.5cm">
            <text:p text:style-name="P2"/>
          </draw:line>
          <draw:frame draw:style-name="gr3" draw:layer="layout" svg:width="0.854cm" svg:height="0.552cm" svg:x="11.75cm" svg:y="3.7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rect draw:style-name="gr5" draw:text-style-name="P1" draw:layer="layout" svg:width="1cm" svg:height="1.5cm" svg:x="13.25cm" svg:y="3.75cm">
            <text:p text:style-name="P2"/>
          </draw:rect>
          <draw:frame draw:style-name="gr3" draw:layer="layout" svg:width="0.574cm" svg:height="1.028cm" svg:x="13.396cm" svg:y="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3" draw:layer="layout" svg:width="0.854cm" svg:height="0.552cm" svg:x="14.25cm" svg:y="3.7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rect draw:style-name="gr5" draw:text-style-name="P1" draw:layer="layout" svg:width="1cm" svg:height="1.5cm" svg:x="15.75cm" svg:y="3.75cm">
            <text:p text:style-name="P2"/>
          </draw:rect>
          <draw:frame draw:style-name="gr3" draw:layer="layout" svg:width="0.574cm" svg:height="1.028cm" svg:x="15.896cm" svg:y="4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line draw:style-name="gr1" draw:text-style-name="P1" draw:layer="layout" svg:x1="14.25cm" svg:y1="4.5cm" svg:x2="15.75cm" svg:y2="4.5cm">
            <text:p text:style-name="P2"/>
          </draw:line>
          <draw:frame draw:style-name="gr3" draw:layer="layout" svg:width="0.837cm" svg:height="0.554cm" svg:x="6.762cm" svg:y="3.75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2" draw:text-style-name="P1" draw:layer="layout" svg:width="1cm" svg:height="1cm" svg:x="8.75cm" svg:y="4cm">
            <text:p text:style-name="P2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4" draw:text-style-name="P1" draw:layer="layout" svg:x1="9.25cm" svg:y1="6.5cm" svg:x2="9.25cm" svg:y2="5cm">
            <text:p text:style-name="P2"/>
          </draw:line>
          <draw:rect draw:style-name="gr5" draw:text-style-name="P1" draw:layer="layout" svg:width="1cm" svg:height="1.5cm" svg:x="10.75cm" svg:y="3.75cm">
            <text:p text:style-name="P2"/>
          </draw:rect>
          <draw:frame draw:style-name="gr3" draw:layer="layout" svg:width="0.604cm" svg:height="1.028cm" svg:x="10.896cm" svg:y="4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line draw:style-name="gr1" draw:text-style-name="P1" draw:layer="layout" svg:x1="11.75cm" svg:y1="4.5cm" svg:x2="13.25cm" svg:y2="4.5cm">
            <text:p text:style-name="P2"/>
          </draw:line>
          <draw:line draw:style-name="gr6" draw:text-style-name="P1" draw:layer="layout" svg:x1="4.75cm" svg:y1="4.5cm" svg:x2="4.75cm" svg:y2="6.5cm">
            <text:p text:style-name="P2"/>
          </draw:line>
          <draw:rect draw:style-name="gr5" draw:text-style-name="P1" draw:layer="layout" svg:width="1.75cm" svg:height="1.5cm" svg:x="5.75cm" svg:y="5.75cm">
            <text:p text:style-name="P2"/>
          </draw:rect>
          <draw:frame draw:style-name="gr3" draw:layer="layout" svg:width="1.607cm" svg:height="1.112cm" svg:x="5.816cm" svg:y="6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line draw:style-name="gr6" draw:text-style-name="P1" draw:layer="layout" svg:x1="7.5cm" svg:y1="6.5cm" svg:x2="9.25cm" svg:y2="6.5cm">
            <text:p text:style-name="P2"/>
          </draw:line>
          <draw:line draw:style-name="gr1" draw:text-style-name="P1" draw:layer="layout" svg:x1="4.75cm" svg:y1="6.5cm" svg:x2="5.75cm" svg:y2="6.5cm">
            <text:p text:style-name="P2"/>
          </draw:line>
          <draw:frame draw:style-name="gr3" draw:layer="layout" svg:width="0.909cm" svg:height="0.554cm" svg:x="7.5cm" svg:y="5.7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3" draw:layer="layout" svg:width="0.538cm" svg:height="0.482cm" svg:x="8.712cm" svg:y="4.268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3" draw:layer="layout" svg:width="0.538cm" svg:height="0.482cm" svg:x="8.962cm" svg:y="4.518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3" draw:layer="layout" svg:width="0.538cm" svg:height="0.482cm" svg:x="3.25cm" svg:y="4.268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3" draw:layer="layout" svg:width="0.538cm" svg:height="0.482cm" svg:x="3.5cm" svg:y="4.518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3" draw:layer="layout" svg:width="0.846cm" svg:height="0.568cm" svg:x="16.75cm" svg:y="3.75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line draw:style-name="gr1" draw:text-style-name="P1" draw:layer="layout" svg:x1="16.75cm" svg:y1="4.5cm" svg:x2="18.25cm" svg:y2="4.5cm">
            <text:p text:style-name="P2"/>
          </draw:line>
          <draw:line draw:style-name="gr6" draw:text-style-name="P1" draw:layer="layout" svg:x1="17.25cm" svg:y1="4.5cm" svg:x2="17.25cm" svg:y2="8.5cm">
            <text:p text:style-name="P2"/>
          </draw:line>
          <draw:line draw:style-name="gr6" draw:text-style-name="P1" draw:layer="layout" svg:x1="3.75cm" svg:y1="8.5cm" svg:x2="17.25cm" svg:y2="8.5cm">
            <text:p text:style-name="P2"/>
          </draw:line>
          <draw:line draw:style-name="gr1" draw:text-style-name="P1" draw:layer="layout" svg:x1="9.75cm" svg:y1="4.5cm" svg:x2="10.75cm" svg:y2="4.5cm">
            <text:p text:style-name="P2"/>
          </draw:line>
          <draw:frame draw:style-name="gr3" draw:layer="layout" svg:width="0.832cm" svg:height="0.542cm" svg:x="9.788cm" svg:y="3.75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3" draw:layer="layout" svg:width="0.538cm" svg:height="0.482cm" svg:x="9cm" svg:y="4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line draw:style-name="gr4" draw:text-style-name="P1" draw:layer="layout" svg:x1="9.25cm" svg:y1="2.5cm" svg:x2="9.25cm" svg:y2="4cm">
            <text:p text:style-name="P2"/>
          </draw:line>
          <draw:rect draw:style-name="gr5" draw:text-style-name="P1" draw:layer="layout" svg:width="1cm" svg:height="1.5cm" svg:x="5.758cm" svg:y="1.75cm">
            <text:p text:style-name="P2"/>
          </draw:rect>
          <draw:frame draw:style-name="gr3" draw:layer="layout" svg:width="0.514cm" svg:height="0.496cm" svg:x="5.994cm" svg:y="2.25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line draw:style-name="gr6" draw:text-style-name="P1" draw:layer="layout" svg:x1="9.25cm" svg:y1="2.5cm" svg:x2="6.75cm" svg:y2="2.5cm">
            <text:p text:style-name="P2"/>
          </draw:line>
          <draw:line draw:style-name="gr1" draw:text-style-name="P1" draw:layer="layout" svg:x1="4.25cm" svg:y1="2.5cm" svg:x2="5.75cm" svg:y2="2.5cm">
            <text:p text:style-name="P2"/>
          </draw:line>
          <draw:frame draw:style-name="gr3" draw:layer="layout" svg:width="0.438cm" svg:height="0.492cm" svg:x="4.762cm" svg:y="1.75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3" draw:layer="layout" svg:width="0.48cm" svg:height="0.492cm" svg:x="6.77cm" svg:y="1.75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frame draw:style-name="gr3" draw:layer="layout" svg:width="3.387cm" svg:height="1.115cm" svg:x="8.363cm" svg:y="10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7" draw:text-style-name="P3" draw:layer="layout" svg:width="17.5cm" svg:height="12.962cm" svg:x="1.75cm" svg:y="9.038cm">
          <draw:text-box>
            <text:p text:style-name="P2"><text:span text:style-name="T1">Afin de supprimer des équations le terme dû au poids de la charge on pose : 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Où Fe représente la force exercée à l'équilibre, et Fa le terme dynamique des forces mises en jeu.</text:span></text:p>
            <text:p text:style-name="P2"><text:span text:style-name="T1">On a ici 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De plus, au vu des efforts mis en jeu, on peut négliger le terme d'inertie de la génératrice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Or, l'analyse de l'engrenage donne 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On a donc 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Dans le domaine de Laplace, on a alors :</text:span></text:p>
            <text:p text:style-name="P2"><text:span text:style-name="T1"/></text:p>
          </draw:text-box>
        </draw:frame>
        <draw:frame draw:style-name="gr3" draw:layer="layout" svg:width="2.037cm" svg:height="1.138cm" svg:x="9cm" svg:y="12.86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3.954cm" svg:height="1.198cm" svg:x="8cm" svg:y="15.052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1.723cm" svg:height="1.256cm" svg:x="9.027cm" svg:y="17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" draw:layer="layout" svg:width="4.566cm" svg:height="1.286cm" svg:x="7.5cm" svg:y="18.71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layer="layout" svg:width="6.942cm" svg:height="1.378cm" svg:x="6.75cm" svg:y="2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5.549cm" svg:height="1.334cm" svg:x="6.75cm" svg:y="23cm"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Vincent</meta:initial-creator>
    <meta:creation-date>2006-05-21T19:20:42</meta:creation-date>
    <dc:creator>Vincent</dc:creator>
    <dc:date>2006-05-22T09:21:56</dc:date>
    <dc:language>fr-FR</dc:language>
    <meta:editing-cycles>14</meta:editing-cycles>
    <meta:editing-duration>PT2H58M12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{dos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1</math:mn>
      <math:mi>m</math:mi>
    </math:mfrac>
    <math:annotation math:encoding="StarMath 5.0">{1} over m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row>
        <math:mi>p</math:mi>
        <math:mo math:stretchy="false">⋅</math:mo>
        <math:mi>f</math:mi>
      </math:mrow>
      <math:mrow>
        <math:mn>1</math:mn>
        <math:mo math:stretchy="false"></math:mo>
        <math:mrow>
          <math:msub>
            <math:mo math:stretchy="false"></math:mo>
            <math:mi>i</math:mi>
          </math:msub>
          <math:mo math:stretchy="false">⋅</math:mo>
          <math:mi>p</math:mi>
        </math:mrow>
      </math:mrow>
    </math:mfrac>
    <math:annotation math:encoding="StarMath 5.0">p cdot f over {1+%tau_i cdot p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gen</math:mi>
    </math:msub>
    <math:annotation math:encoding="StarMath 5.0">F_ge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ext</math:mi>
    </math:msub>
    <math:annotation math:encoding="StarMath 5.0">F_ext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 math:fontstyle="italic">Fa</math:mi>
            <math:mi math:fontstyle="italic">gen</math:mi>
          </math:msub>
          <math:mrow>
            <math:mo math:stretchy="false"></math:mo>
            <math:mi>p</math:mi>
            <math:mo math:stretchy="false"></math:mo>
          </math:mrow>
        </math:mrow>
        <math:mrow>
          <math:msub>
            <math:mi>Z</math:mi>
            <math:mo math:stretchy="false"></math:mo>
          </math:msub>
          <math:mrow>
            <math:mo math:stretchy="false"></math:mo>
            <math:mi>p</math:mi>
            <math:mo math:stretchy="false"></math:mo>
          </math:mrow>
        </math:mrow>
      </math:mfrac>
      <math:mo math:stretchy="false">=</math:mo>
      <math:mrow>
        <math:mi>p</math:mi>
        <math:mo math:stretchy="false">⋅</math:mo>
        <math:mrow>
          <math:mo math:stretchy="false"></math:mo>
          <math:mfrac>
            <math:mrow>
              <math:mrow>
                <math:msub>
                  <math:mi>J</math:mi>
                  <math:mi math:fontstyle="italic">rotor</math:mi>
                </math:msub>
                <math:mo math:stretchy="false">⋅</math:mo>
                <math:mi>p</math:mi>
              </math:mrow>
              <math:mo math:stretchy="false"></math:mo>
              <math:mrow>
                <math:mi>f</math:mi>
                <math:mo math:stretchy="false">⋅</math:mo>
                <math:msub>
                  <math:mi>R</math:mi>
                  <math:mi math:fontstyle="italic">roue</math:mi>
                </math:msub>
              </math:mrow>
            </math:mrow>
            <math:msubsup>
              <math:mi>R</math:mi>
              <math:mi math:fontstyle="italic">roue</math:mi>
              <math:mn>2</math:mn>
            </math:msubsup>
          </math:mfrac>
          <math:mo math:stretchy="false"></math:mo>
        </math:mrow>
      </math:mrow>
    </math:mrow>
    <math:annotation math:encoding="StarMath 5.0">{Fa_gen(p)} over {Z_%varepsilon(p)} = p cdot ({J_rotor cdot p  + f cdot R_roue} over {R_roue^{2}}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 math:fontstyle="italic">Fe</math:mi>
            <math:mi math:fontstyle="italic">res</math:mi>
          </math:msub>
          <math:mo math:stretchy="false">=</math:mo>
          <math:mrow>
            <math:mi>m</math:mi>
            <math:mo math:stretchy="false">⋅</math:mo>
            <math:mi>g</math:mi>
          </math:mrow>
        </math:mrow>
      </math:mtr>
      <math:mtr>
        <math:mrow>
          <math:msub>
            <math:mi math:fontstyle="italic">Fe</math:mi>
            <math:mi math:fontstyle="italic">gen</math:mi>
          </math:msub>
          <math:mo math:stretchy="false">=</math:mo>
          <math:mn>0</math:mn>
        </math:mrow>
      </math:mtr>
    </math:mtable>
    <math:annotation math:encoding="StarMath 5.0">Fe_res=  m cdot g newline
Fe_gen =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Z</math:mi>
        <math:mo math:stretchy="false">¨</math:mo>
      </math:mover>
      <math:mi math:fontstyle="italic">sac</math:mi>
    </math:msub>
    <math:annotation math:encoding="StarMath 5.0">{ddot Z}_sac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F</math:mi>
            <math:mi math:fontstyle="italic">res</math:mi>
          </math:msub>
          <math:mo math:stretchy="false">=</math:mo>
          <math:mrow>
            <math:msub>
              <math:mi math:fontstyle="italic">Fa</math:mi>
              <math:mi math:fontstyle="italic">res</math:mi>
            </math:msub>
            <math:mo math:stretchy="false"></math:mo>
            <math:msub>
              <math:mi math:fontstyle="italic">Fe</math:mi>
              <math:mi math:fontstyle="italic">res</math:mi>
            </math:msub>
          </math:mrow>
        </math:mrow>
      </math:mtr>
      <math:mtr>
        <math:mrow>
          <math:msub>
            <math:mi>F</math:mi>
            <math:mi math:fontstyle="italic">gen</math:mi>
          </math:msub>
          <math:mo math:stretchy="false">=</math:mo>
          <math:mrow>
            <math:msub>
              <math:mi math:fontstyle="italic">Fa</math:mi>
              <math:mi math:fontstyle="italic">gen</math:mi>
            </math:msub>
            <math:mo math:stretchy="false"></math:mo>
            <math:msub>
              <math:mi math:fontstyle="italic">Fe</math:mi>
              <math:mi math:fontstyle="italic">gen</math:mi>
            </math:msub>
          </math:mrow>
        </math:mrow>
      </math:mtr>
    </math:mtable>
    <math:annotation math:encoding="StarMath 5.0">F_res = Fa_res + Fe_res newline
F_gen = Fa_gen + Fe_gen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a</math:mi>
        <math:mi math:fontstyle="italic">gen</math:mi>
      </math:msub>
      <math:mo math:stretchy="false">=</math:mo>
      <math:mrow>
        <math:mrow>
          <math:mfrac>
            <math:msub>
              <math:mi>J</math:mi>
              <math:mi math:fontstyle="italic">rotor</math:mi>
            </math:msub>
            <math:msub>
              <math:mi>R</math:mi>
              <math:mi math:fontstyle="italic">roue</math:mi>
            </math:msub>
          </math:mfrac>
          <math:mo math:stretchy="false">⋅</math:mo>
          <math:mover math:accent="true">
            <math:mo math:stretchy="false"></math:mo>
            <math:mo math:stretchy="false">˙</math:mo>
          </math:mover>
        </math:mrow>
        <math:mo math:stretchy="false"></math:mo>
        <math:mrow>
          <math:mi>f</math:mi>
          <math:mo math:stretchy="false">⋅</math:mo>
          <math:mo math:stretchy="false"></math:mo>
        </math:mrow>
      </math:mrow>
    </math:mrow>
    <math:annotation math:encoding="StarMath 5.0">Fa_gen = J_rotor over {R_roue} cdot dot %OMEGA + f cdot %OMEGA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o math:stretchy="false"></math:mo>
      <math:mo math:stretchy="false">=</math:mo>
      <math:mfrac>
        <math:mover math:accent="true">
          <math:msub>
            <math:mi>Z</math:mi>
            <math:mo math:stretchy="false"></math:mo>
          </math:msub>
          <math:mo math:stretchy="false">˙</math:mo>
        </math:mover>
        <math:msub>
          <math:mi>R</math:mi>
          <math:mi math:fontstyle="italic">roue</math:mi>
        </math:msub>
      </math:mfrac>
    </math:mrow>
    <math:annotation math:encoding="StarMath 5.0">%OMEGA = dot Z_%varepsilon over R_roue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a</math:mi>
        <math:mi math:fontstyle="italic">gen</math:mi>
      </math:msub>
      <math:mo math:stretchy="false">=</math:mo>
      <math:mrow>
        <math:mrow>
          <math:mfrac>
            <math:msub>
              <math:mi>J</math:mi>
              <math:mi math:fontstyle="italic">rotor</math:mi>
            </math:msub>
            <math:msubsup>
              <math:mi>R</math:mi>
              <math:mi math:fontstyle="italic">roue</math:mi>
              <math:mn>2</math:mn>
            </math:msubsup>
          </math:mfrac>
          <math:mo math:stretchy="false">⋅</math:mo>
          <math:mover math:accent="true">
            <math:msub>
              <math:mi>Z</math:mi>
              <math:mo math:stretchy="false"></math:mo>
            </math:msub>
            <math:mo math:stretchy="false">¨</math:mo>
          </math:mover>
        </math:mrow>
        <math:mo math:stretchy="false"></math:mo>
        <math:mrow>
          <math:mfrac>
            <math:mi>f</math:mi>
            <math:msub>
              <math:mi>R</math:mi>
              <math:mi math:fontstyle="italic">roue</math:mi>
            </math:msub>
          </math:mfrac>
          <math:mo math:stretchy="false">⋅</math:mo>
          <math:mover math:accent="true">
            <math:msub>
              <math:mi>Z</math:mi>
              <math:mo math:stretchy="false"></math:mo>
            </math:msub>
            <math:mo math:stretchy="false">˙</math:mo>
          </math:mover>
        </math:mrow>
      </math:mrow>
    </math:mrow>
    <math:annotation math:encoding="StarMath 5.0">Fa_gen = J_rotor over {R_roue^{2}} cdot ddot Z_%varepsilon + f over {R_roue}cdot dot Z_%varepsilon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1</math:mn>
      <math:mi>p</math:mi>
    </math:mfrac>
    <math:annotation math:encoding="StarMath 5.0">{1} over p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Z</math:mi>
        <math:mo math:stretchy="false">˙</math:mo>
      </math:mover>
      <math:mi math:fontstyle="italic">sac</math:mi>
    </math:msub>
    <math:annotation math:encoding="StarMath 5.0">{dot Z}_sac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1</math:mn>
      <math:mi>p</math:mi>
    </math:mfrac>
    <math:annotation math:encoding="StarMath 5.0">{1} over p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res</math:mi>
    </math:msub>
    <math:annotation math:encoding="StarMath 5.0">F_res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a</math:mi>
        <math:mi math:fontstyle="italic">gen</math:mi>
      </math:msub>
      <math:mrow>
        <math:mrow>
          <math:mo math:stretchy="false"></math:mo>
          <math:mi>p</math:mi>
          <math:mo math:stretchy="false"></math:mo>
        </math:mrow>
        <math:mo math:stretchy="false">=</math:mo>
        <math:mrow>
          <math:mfrac>
            <math:mrow>
              <math:msub>
                <math:mi>J</math:mi>
                <math:mi math:fontstyle="italic">rotor</math:mi>
              </math:msub>
              <math:mo math:stretchy="false">⋅</math:mo>
              <math:msup>
                <math:mi>p</math:mi>
                <math:mn>2 </math:mn>
              </math:msup>
            </math:mrow>
            <math:msubsup>
              <math:mi>R</math:mi>
              <math:mi math:fontstyle="italic">roue</math:mi>
              <math:mn>2</math:mn>
            </math:msubsup>
          </math:mfrac>
          <math:mo math:stretchy="false">⋅</math:mo>
          <math:msub>
            <math:mi>Z</math:mi>
            <math:mo math:stretchy="false"></math:mo>
          </math:msub>
        </math:mrow>
      </math:mrow>
      <math:mrow>
        <math:mrow>
          <math:mo math:stretchy="false"></math:mo>
          <math:mi>p</math:mi>
          <math:mo math:stretchy="false"></math:mo>
        </math:mrow>
        <math:mo math:stretchy="false"></math:mo>
        <math:mrow>
          <math:mfrac>
            <math:mrow>
              <math:mi>f</math:mi>
              <math:mo math:stretchy="false">⋅</math:mo>
              <math:mi>p</math:mi>
            </math:mrow>
            <math:msub>
              <math:mi>R</math:mi>
              <math:mi math:fontstyle="italic">roue</math:mi>
            </math:msub>
          </math:mfrac>
          <math:mo math:stretchy="false">⋅</math:mo>
          <math:msub>
            <math:mi>Z</math:mi>
            <math:mo math:stretchy="false"></math:mo>
          </math:msub>
        </math:mrow>
      </math:mrow>
      <math:mrow>
        <math:mo math:stretchy="false"></math:mo>
        <math:mi>p</math:mi>
        <math:mo math:stretchy="false"></math:mo>
      </math:mrow>
    </math:mrow>
    <math:annotation math:encoding="StarMath 5.0">Fa_gen(p) = J_rotor cdot p^2 over {R_roue^{2}} cdot Z_%varepsilon(p) + f cdot p over {R_roue}cdot Z_%varepsilon(p)</math:annotation>
  </math:semantics>
</math:math>
</file>